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rimientos referentes a <text:s/>solicitudes – 3.4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7">Función del requerimiento: <text:span text:style-name="T3">R</text:span><text:span text:style-name="T2">ecibir solicitudes por parte de los </text:span><text:span text:style-name="T6">Pasajeros</text:span><text:span text:style-name="T2">, los datos de estas solicitudes son tomados por los </text:span><text:span text:style-name="T6">Auxiliares</text:span><text:span text:style-name="T2">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4.1</text:p>
          </table:table-cell>
        </table:table-row>
        <table:table-row>
          <table:table-cell table:style-name="Tabla1.A2" office:value-type="string">
            <text:p text:style-name="P5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5">Tipo de requerimiento</text:p>
          </table:table-cell>
          <table:table-cell table:style-name="Tabla1.D2" office:value-type="string">
            <text:p text:style-name="P8">Funcional</text:p>
          </table:table-cell>
        </table:table-row>
        <table:table-row>
          <table:table-cell table:style-name="Tabla1.A2" office:value-type="string">
            <text:p text:style-name="P5">Creado por</text:p>
          </table:table-cell>
          <table:table-cell table:style-name="Tabla1.A2" office:value-type="string">
            <text:p text:style-name="Standard">Edgar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Standard">10 Septiembre 2011</text:p>
          </table:table-cell>
        </table:table-row>
        <table:table-row>
          <table:table-cell table:style-name="Tabla1.A2" office:value-type="string">
            <text:p text:style-name="P5">Actualizado por</text:p>
          </table:table-cell>
          <table:table-cell table:style-name="Tabla1.A2" office:value-type="string">
            <text:p text:style-name="Standard">Cristian Ríos</text:p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>11 Septiembre 2011</text:p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D2" table:number-columns-spanned="3" office:value-type="string">
            <text:p text:style-name="P9">El sistema debe permitir a los <text:span text:style-name="T5">Auxiliares</text:span> de cada estación recibir solicitudes realizadas por los <text:span text:style-name="T5">Pasajeros</text:span>, los datos necesarios para una solicitud son: descripción de la solicitud, fecha de la solicitud, identificación del<text:span text:style-name="T5"> Pasajero</text:span>, motivo, la estación donde se generó y el estado del caso (iniciado, en proceso y soluciona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entrada</text:p>
          </table:table-cell>
          <table:table-cell table:style-name="Tabla1.D2" table:number-columns-spanned="3" office:value-type="string">
            <text:p text:style-name="P7"><text:span text:style-name="T3">El </text:span><text:span text:style-name="T4">Pasajero</text:span><text:span text:style-name="T3"> que esta realizando la solicitud debe de dar los siguientes datos al Auxiliar que lo esta atendiendo, para que este los ingrese al sistema: su identificación, la descripción de la solicitud, y el motivo. La fecha es obtenida del sistema, la estación donde se realiza la solicitud es proporcionada por el Auxiliar que esta atendiendo al </text:span><text:span text:style-name="T4">Pasajero</text:span><text:span text:style-name="T3">, el estado por defecto es '</text:span><text:span text:style-name="T7">iniciado</text:span><text:span text:style-name="T4">'</text:span><text:span text:style-name="T3">.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salida</text:p>
          </table:table-cell>
          <table:table-cell table:style-name="Tabla1.D2" table:number-columns-spanned="3" office:value-type="string">
            <text:p text:style-name="P11">Al momento de ingresar los datos de la solicitud, el sistema muestra una ventana de diálogo indicando el éxito de la operación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sultados esperados</text:p>
          </table:table-cell>
          <table:table-cell table:style-name="Tabla1.D2" table:number-columns-spanned="3" office:value-type="string">
            <text:p text:style-name="P11">El sistema deberá realizar consultas a la base de datos para obtener la fecha en la que se realizó la solicitud y junto con los demás datos insertar en la base de datos para crear un nuevo registro que representa un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irigido a</text:p>
          </table:table-cell>
          <table:table-cell table:style-name="Tabla1.D2" table:number-columns-spanned="3" office:value-type="string">
            <text:p text:style-name="P11">Auxiliar, Operador y Pasajer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Prioridad</text:p>
          </table:table-cell>
          <table:table-cell table:style-name="Tabla1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querimientos asociados</text:p>
          </table:table-cell>
          <table:table-cell table:style-name="Tabla1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Precondiciones</text:p>
          </table:table-cell>
          <table:table-cell table:style-name="Tabla1.D2" table:number-columns-spanned="3" office:value-type="string">
            <text:p text:style-name="P11">Haberse logueado en el sistema como <text:span text:style-name="T5">Auxiliar.</text:span> El <text:span text:style-name="T5">Pasajero</text:span> debe de encontrarse como usuario registr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oscondiciones</text:p>
          </table:table-cell>
          <table:table-cell table:style-name="Tabla1.D2" table:number-columns-spanned="3" office:value-type="string">
            <text:p text:style-name="P11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Criterio de aceptación</text:p>
          </table:table-cell>
          <table:table-cell table:style-name="Tabla1.D2" table:number-columns-spanned="3" office:value-type="string">
            <text:p text:style-name="P11">El requerimiento es aceptado si un <text:span text:style-name="T5">Auxiliar</text:span> puede tomar los datos dados por el <text:span text:style-name="T5">Pasajero</text:span> e ingresarlos satisfactoriamente al sistema para generar una nueva solicitud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7">Función del requerimiento: <text:span text:style-name="T2">Generar automáticamente un tiquete que identifica el caso </text:span><text:soft-page-break/><text:span text:style-name="T2">al momento de recibir una solicitud por parte de un </text:span><text:span text:style-name="T8">Pasajero.</text:span></text:p>
          </table:table-cell>
          <table:covered-table-cell/>
          <table:table-cell table:style-name="Tabla2.A1" office:value-type="string">
            <text:p text:style-name="P1">Identificador</text:p>
          </table:table-cell>
          <table:table-cell table:style-name="Tabla2.D1" office:value-type="string">
            <text:p text:style-name="Standard">3.4.2</text:p>
          </table:table-cell>
        </table:table-row>
        <table:table-row>
          <table:table-cell table:style-name="Tabla2.A2" office:value-type="string">
            <text:p text:style-name="P5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5">Tipo de requerimiento</text:p>
          </table:table-cell>
          <table:table-cell table:style-name="Tabla2.D2" office:value-type="string">
            <text:p text:style-name="P8">Funcional</text:p>
          </table:table-cell>
        </table:table-row>
        <table:table-row>
          <table:table-cell table:style-name="Tabla2.A2" office:value-type="string">
            <text:p text:style-name="P5">Creado por</text:p>
          </table:table-cell>
          <table:table-cell table:style-name="Tabla2.A2" office:value-type="string">
            <text:p text:style-name="Standard">Edgar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Standard">10 Septiembre 2011</text:p>
          </table:table-cell>
        </table:table-row>
        <table:table-row>
          <table:table-cell table:style-name="Tabla2.A2" office:value-type="string">
            <text:p text:style-name="P5">Actualizado por</text:p>
          </table:table-cell>
          <table:table-cell table:style-name="Tabla2.A2" office:value-type="string">
            <text:p text:style-name="Standard">Cristian Ríos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11 Septiembre 2011</text:p>
          </table:table-cell>
        </table:table-row>
        <table:table-row>
          <table:table-cell table:style-name="Tabla2.A2" office:value-type="string">
            <text:p text:style-name="P5">Descripción</text:p>
          </table:table-cell>
          <table:table-cell table:style-name="Tabla2.D2" table:number-columns-spanned="3" office:value-type="string">
            <text:p text:style-name="P9">Al momento en que un <text:span text:style-name="T5">Pasajero</text:span> realiza una solicitud en el sistema al indicársela a un <text:span text:style-name="T5">Auxiliar</text:span>, el sistema <text:s/>debe generar automática de un tiquete que identifica el caso, esto con el fin de que el <text:span text:style-name="T5">Pasajero</text:span> pueda hacerle seguimiento a su solicitud, y ver el estado en que esta se encuentr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entrada</text:p>
          </table:table-cell>
          <table:table-cell table:style-name="Tabla2.D2" table:number-columns-spanned="3" office:value-type="string">
            <text:p text:style-name="P11">Los datos de entrada son los que ingresa el <text:span text:style-name="T5">Auxiliar</text:span> a la hora de tomar una solicitud hecha por un <text:span text:style-name="T5">Pasajero</text:span>, como lo especifica el requerimiento 3.4.1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salida</text:p>
          </table:table-cell>
          <table:table-cell table:style-name="Tabla2.D2" table:number-columns-spanned="3" office:value-type="string">
            <text:p text:style-name="P11">El sistema mostrará un cuadro de diálogo donde indica el número de tiquete que se le a asociado a la solicitud recién hech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sultados esperados</text:p>
          </table:table-cell>
          <table:table-cell table:style-name="Tabla2.D2" table:number-columns-spanned="3" office:value-type="string">
            <text:p text:style-name="P11">El sistema deberá crear un nuevo número de tiquete y agregarlo como dato de la solicitud a la hora de insertar el nuevo registro a la base de datos que representa l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Origen</text:p>
          </table:table-cell>
          <table:table-cell table:style-name="Tabla2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irigido a</text:p>
          </table:table-cell>
          <table:table-cell table:style-name="Tabla2.D2" table:number-columns-spanned="3" office:value-type="string">
            <text:p text:style-name="P11">Auxiliar, Operador y Pasajer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Prioridad</text:p>
          </table:table-cell>
          <table:table-cell table:style-name="Tabla2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querimientos asociados</text:p>
          </table:table-cell>
          <table:table-cell table:style-name="Tabla2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Precondiciones</text:p>
          </table:table-cell>
          <table:table-cell table:style-name="Tabla2.D2" table:number-columns-spanned="3" office:value-type="string">
            <text:p text:style-name="P11">Haberse logueado en el sistema como <text:span text:style-name="T5">Auxiliar</text:span>. El <text:span text:style-name="T5">Pasajero</text:span> debe de encontrarse como usuario registrado, y debe de haber hecho un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Poscondiciones</text:p>
          </table:table-cell>
          <table:table-cell table:style-name="Tabla2.D2" table:number-columns-spanned="3" office:value-type="string">
            <text:p text:style-name="P11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Criterio de aceptación</text:p>
          </table:table-cell>
          <table:table-cell table:style-name="Tabla2.D2" table:number-columns-spanned="3" office:value-type="string">
            <text:p text:style-name="P11">El requerimiento es aceptado si se le es entregado al <text:span text:style-name="T5">Pasajero</text:span> que realizó la solicitud un número de tiquete con el que podrá realizar un seguimiento a su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7">Función del requerimiento: <text:span text:style-name="T2">Permitir al </text:span><text:span text:style-name="T6">Operador</text:span><text:span text:style-name="T2"> de la estación consultar todas las solicitudes presentadas por los </text:span><text:span text:style-name="T6">Pasajeros</text:span><text:span text:style-name="T2">. 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4.3</text:p>
          </table:table-cell>
        </table:table-row>
        <table:table-row>
          <table:table-cell table:style-name="Tabla3.A2" office:value-type="string">
            <text:p text:style-name="P5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5">Tipo de requerimiento</text:p>
          </table:table-cell>
          <table:table-cell table:style-name="Tabla3.D2" office:value-type="string">
            <text:p text:style-name="P8">Funcional</text:p>
          </table:table-cell>
        </table:table-row>
        <table:table-row>
          <table:table-cell table:style-name="Tabla3.A2" office:value-type="string">
            <text:p text:style-name="P5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5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D2" table:number-columns-spanned="3" office:value-type="string">
            <text:p text:style-name="P9">El sistema debe permitir al <text:span text:style-name="T5">Operador</text:span> de cada estación consultar todas las solicitudes presentadas por los <text:span text:style-name="T5">Pasajeros</text:span> en esa estación, con el fin de <text:soft-page-break/>revisar su progreso y tomar decisiones al respecto. La consulta se puede realizar indicando el estado de la solicitud(iniciada, en proceso, finalizada)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entrada</text:p>
          </table:table-cell>
          <table:table-cell table:style-name="Tabla3.D2" table:number-columns-spanned="3" office:value-type="string">
            <text:p text:style-name="P11">El <text:span text:style-name="T5">Operador</text:span> de la estación que este realizando la consulta deberá indicar el tipo de estado en el que se encuentran las solicitudes que desea consult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salida</text:p>
          </table:table-cell>
          <table:table-cell table:style-name="Tabla3.D2" table:number-columns-spanned="3" office:value-type="string">
            <text:p text:style-name="P11">El sistema mostrará al <text:span text:style-name="T5">Operador</text:span> de la estación una lista seleccionable de todas las solicitudes que se encuentran en su estación y que tiene como estado la que el seleccionó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sultados esperados</text:p>
          </table:table-cell>
          <table:table-cell table:style-name="Tabla3.D2" table:number-columns-spanned="3" office:value-type="string">
            <text:p text:style-name="P11">El sistema no se ve alterado de forma alguna, lo único que se realizará serán algunas consultas y esto permitirá desplegar una lista de solicitude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Origen</text:p>
          </table:table-cell>
          <table:table-cell table:style-name="Tabla3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irigido a</text:p>
          </table:table-cell>
          <table:table-cell table:style-name="Tabla3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Prioridad</text:p>
          </table:table-cell>
          <table:table-cell table:style-name="Tabla3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querimientos asociados</text:p>
          </table:table-cell>
          <table:table-cell table:style-name="Tabla3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">Precondiciones</text:p>
          </table:table-cell>
          <table:table-cell table:style-name="Tabla3.D2" table:number-columns-spanned="3" office:value-type="string">
            <text:p text:style-name="P11">Haberse logueado en el sistema como <text:span text:style-name="T5">Auxiliar</text:span>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Poscondiciones</text:p>
          </table:table-cell>
          <table:table-cell table:style-name="Tabla3.D2" table:number-columns-spanned="3" office:value-type="string">
            <text:p text:style-name="P11">Una lista seleccionable con las solicitudes registradas debe de desplegarse en su interfaz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Criterio de aceptación</text:p>
          </table:table-cell>
          <table:table-cell table:style-name="Tabla3.D2" table:number-columns-spanned="3" office:value-type="string">
            <text:p text:style-name="P11">El requerimiento es aceptado si un <text:span text:style-name="T5">Operador</text:span> puede realizar consultas de las solicitudes que se encuentran registradas en las estación que tiene a cargo y puede filtra la <text:span text:style-name="T1">búsqueda</text:span> por el estado de l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pan text:style-name="T2">Permitir a un usuario con perfil </text:span><text:span text:style-name="T6">Operador</text:span><text:span text:style-name="T2"> asignarle una medida a tomar a las solicitudes presentadas por los </text:span><text:span text:style-name="T6">Pasajeros</text:span><text:span text:style-name="T2">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4.4</text:p>
          </table:table-cell>
        </table:table-row>
        <table:table-row>
          <table:table-cell table:style-name="Tabla4.A2" office:value-type="string">
            <text:p text:style-name="P5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5">Tipo de requerimiento</text:p>
          </table:table-cell>
          <table:table-cell table:style-name="Tabla4.D2" office:value-type="string">
            <text:p text:style-name="P8">Funcional</text:p>
          </table:table-cell>
        </table:table-row>
        <table:table-row>
          <table:table-cell table:style-name="Tabla4.A2" office:value-type="string">
            <text:p text:style-name="P5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5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5">Descripción</text:p>
          </table:table-cell>
          <table:table-cell table:style-name="Tabla4.D2" table:number-columns-spanned="3" office:value-type="string">
            <text:p text:style-name="P9">El sistema debe permitir asignarle una medida a tomar a las solicitudes presentadas por los <text:span text:style-name="T5">Pasajeros</text:span>. Esta operación solo la puede realizar el <text:span text:style-name="T5">Operador</text:span> de la estación donde se presento la solicitud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entrada</text:p>
          </table:table-cell>
          <table:table-cell table:style-name="Tabla4.D2" table:number-columns-spanned="3" office:value-type="string">
            <text:p text:style-name="P11">Se debe de especificar la medida de las disponibles en el sistema, como también a cuál solicitud se le va a agregar la medida mencion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salida</text:p>
          </table:table-cell>
          <table:table-cell table:style-name="Tabla4.D2" table:number-columns-spanned="3" office:value-type="string">
            <text:p text:style-name="P11">El sistema mostrará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sultados esperados</text:p>
          </table:table-cell>
          <table:table-cell table:style-name="Tabla4.D2" table:number-columns-spanned="3" office:value-type="string">
            <text:p text:style-name="P10">El sistema actualizará el registro que representa la solicitud en la base de datos, agregando la medida tomada para tal solicitud.</text:p>
          </table:table-cell>
          <table:covered-table-cell/>
          <table:covered-table-cell/>
        </table:table-row>
        <text:soft-page-break/>
        <table:table-row>
          <table:table-cell table:style-name="Tabla4.A2" office:value-type="string">
            <text:p text:style-name="P5">Origen</text:p>
          </table:table-cell>
          <table:table-cell table:style-name="Tabla4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irigido a</text:p>
          </table:table-cell>
          <table:table-cell table:style-name="Tabla4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Prioridad</text:p>
          </table:table-cell>
          <table:table-cell table:style-name="Tabla4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querimientos asociados</text:p>
          </table:table-cell>
          <table:table-cell table:style-name="Tabla4.D2" table:number-columns-spanned="3" office:value-type="string">
            <text:p text:style-name="P10">3.4.1</text:p>
            <text:p text:style-name="P3">3.4.3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Precondiciones</text:p>
          </table:table-cell>
          <table:table-cell table:style-name="Tabla4.D2" table:number-columns-spanned="3" office:value-type="string">
            <text:p text:style-name="P11">Haberse logueado en el sistema como <text:span text:style-name="T5">Auxiliar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Poscondiciones</text:p>
          </table:table-cell>
          <table:table-cell table:style-name="Tabla4.D2" table:number-columns-spanned="3" office:value-type="string">
            <text:p text:style-name="P11">Una actualización en la base de datos referente a la solicitud a la que se le a asignado una medi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Criterio de aceptación</text:p>
          </table:table-cell>
          <table:table-cell table:style-name="Tabla4.D2" table:number-columns-spanned="3" office:value-type="string">
            <text:p text:style-name="P11">El requerimiento es aceptado si un usuario <text:span text:style-name="T5">Auxiliar</text:span> puede asignar medidas a las solicitudes que se encuentran registradas en las estación que tiene a carg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7">Función del requerimiento: <text:span text:style-name="T2">Permitir al </text:span><text:span text:style-name="T6">Operario</text:span><text:span text:style-name="T2"> de estación agregar nuevas medidas a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4.5</text:p>
          </table:table-cell>
        </table:table-row>
        <table:table-row>
          <table:table-cell table:style-name="Tabla5.A2" office:value-type="string">
            <text:p text:style-name="P5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5">Tipo de requerimiento</text:p>
          </table:table-cell>
          <table:table-cell table:style-name="Tabla5.D2" office:value-type="string">
            <text:p text:style-name="P8">Funcional</text:p>
          </table:table-cell>
        </table:table-row>
        <table:table-row>
          <table:table-cell table:style-name="Tabla5.A2" office:value-type="string">
            <text:p text:style-name="P5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5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D2" table:number-columns-spanned="3" office:value-type="string">
            <text:p text:style-name="P9">El sistema debe permitir a los <text:span text:style-name="T5">Operarios</text:span> de las estaciones, en caso de requerirlo, agregar nuevas medidas al sistema, es decir, debe permitir agregar nuevas posibles soluciones que se le puedan dar a una solicitud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entrada</text:p>
          </table:table-cell>
          <table:table-cell table:style-name="Tabla5.D2" table:number-columns-spanned="3" office:value-type="string">
            <text:p text:style-name="P11">Para ingresar una nueva medida al sistema, el <text:span text:style-name="T5">Operador</text:span> debe indicar la descripción de la mis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salida</text:p>
          </table:table-cell>
          <table:table-cell table:style-name="Tabla5.D2" table:number-columns-spanned="3" office:value-type="string">
            <text:p text:style-name="P11">El sistema mostrar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sultados esperados</text:p>
          </table:table-cell>
          <table:table-cell table:style-name="Tabla5.D2" table:number-columns-spanned="3" office:value-type="string">
            <text:p text:style-name="P11">El sistema debe ingresar un nuevo registro en la base de datos para representar la nueva medida añadida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Origen</text:p>
          </table:table-cell>
          <table:table-cell table:style-name="Tabla5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irigido a</text:p>
          </table:table-cell>
          <table:table-cell table:style-name="Tabla5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Prioridad</text:p>
          </table:table-cell>
          <table:table-cell table:style-name="Tabla5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querimientos asociados</text:p>
          </table:table-cell>
          <table:table-cell table:style-name="Tabla5.D2" table:number-columns-spanned="3" office:value-type="string">
            <text:p text:style-name="P10">3.4.1</text:p>
            <text:p text:style-name="P3">3.4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">Precondiciones</text:p>
          </table:table-cell>
          <table:table-cell table:style-name="Tabla5.D2" table:number-columns-spanned="3" office:value-type="string">
            <text:p text:style-name="P11">Haberse logueado en el sistema como <text:span text:style-name="T5">Auxiliar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Poscondiciones</text:p>
          </table:table-cell>
          <table:table-cell table:style-name="Tabla5.D2" table:number-columns-spanned="3" office:value-type="string">
            <text:p text:style-name="P11">Una actualización en la base de datos al añadir un nuevo registro que representa la nueva medi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Criterio de aceptación</text:p>
          </table:table-cell>
          <table:table-cell table:style-name="Tabla5.D2" table:number-columns-spanned="3" office:value-type="string">
            <text:p text:style-name="P11">El requerimiento es aceptado si un usuario <text:span text:style-name="T5">Auxiliar</text:span> puede crear nuevas <text:soft-page-break/>medidas en el sistema y puede usarlas posteriormente al asignarlas a un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7">Función del requerimiento: <text:span text:style-name="T2">Permitir al </text:span><text:span text:style-name="T6">Operario</text:span><text:span text:style-name="T2"> de la estación cambiar el estado de alguna solicitud realizada por un </text:span><text:span text:style-name="T6">Pasajero</text:span><text:span text:style-name="T2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4.6</text:p>
          </table:table-cell>
        </table:table-row>
        <table:table-row>
          <table:table-cell table:style-name="Tabla6.A2" office:value-type="string">
            <text:p text:style-name="P5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5">Tipo de requerimiento</text:p>
          </table:table-cell>
          <table:table-cell table:style-name="Tabla6.D2" office:value-type="string">
            <text:p text:style-name="P8">Funcional</text:p>
          </table:table-cell>
        </table:table-row>
        <table:table-row>
          <table:table-cell table:style-name="Tabla6.A2" office:value-type="string">
            <text:p text:style-name="P5">Creado por</text:p>
          </table:table-cell>
          <table:table-cell table:style-name="Tabla6.A2" office:value-type="string">
            <text:p text:style-name="Standard">Felipe Varga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Standard">8 Septiembre 2011</text:p>
          </table:table-cell>
        </table:table-row>
        <table:table-row>
          <table:table-cell table:style-name="Tabla6.A2" office:value-type="string">
            <text:p text:style-name="P5">Actualiz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5">Descripción</text:p>
          </table:table-cell>
          <table:table-cell table:style-name="Tabla6.D2" table:number-columns-spanned="3" office:value-type="string">
            <text:p text:style-name="P9">El sistema debe permitir al <text:span text:style-name="T5">Operario</text:span> de la estación cambiar el estado de alguna solicitud realizada en su estación, los estados de los que dispone para asignar a una solicitud son: iniciado, en proceso y solucionado. Por defecto, una solicitud está como inici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entrada</text:p>
          </table:table-cell>
          <table:table-cell table:style-name="Tabla6.D2" table:number-columns-spanned="3" office:value-type="string">
            <text:p text:style-name="P11">El <text:span text:style-name="T5">Operario</text:span> que este realizando la operación, deberá de indicar la solicitud que desea cambiar y el nuevo estado que desea asignarle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salida</text:p>
          </table:table-cell>
          <table:table-cell table:style-name="Tabla6.D2" table:number-columns-spanned="3" office:value-type="string">
            <text:p text:style-name="P11">El sistema mostrará una ventana de diálogo indicando al <text:span text:style-name="T5">Operador</text:span> de la estación el éxito de la operación realiz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sultados esperados</text:p>
          </table:table-cell>
          <table:table-cell table:style-name="Tabla6.D2" table:number-columns-spanned="3" office:value-type="string">
            <text:p text:style-name="P11">El sistema debe de actualizar en la base de datos el registro que <text:s/>representa la solicitud realizada por el usuario, modificando el estado en la que esta se encuentr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Origen</text:p>
          </table:table-cell>
          <table:table-cell table:style-name="Tabla6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irigido a</text:p>
          </table:table-cell>
          <table:table-cell table:style-name="Tabla6.D2" table:number-columns-spanned="3" office:value-type="string">
            <text:p text:style-name="P11">Operador, Pasajeros registrad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Prioridad</text:p>
          </table:table-cell>
          <table:table-cell table:style-name="Tabla6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querimientos asociados</text:p>
          </table:table-cell>
          <table:table-cell table:style-name="Tabla6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6">Precondiciones</text:p>
          </table:table-cell>
          <table:table-cell table:style-name="Tabla6.D2" table:number-columns-spanned="3" office:value-type="string">
            <text:p text:style-name="P11">Haberse logueado en el sistema como <text:span text:style-name="T5">Operad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Poscondiciones</text:p>
          </table:table-cell>
          <table:table-cell table:style-name="Tabla6.D2" table:number-columns-spanned="3" office:value-type="string">
            <text:p text:style-name="P11">Una actualización en la base de datos al actualizar el registro que representa la solicitud realizada por el usuario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Criterio de aceptación</text:p>
          </table:table-cell>
          <table:table-cell table:style-name="Tabla6.D2" table:number-columns-spanned="3" office:value-type="string">
            <text:p text:style-name="P11">El requerimiento es aceptado si un <text:span text:style-name="T5">Operador</text:span> puede cambiar el estado de las solicitudes realizadas por los <text:span text:style-name="T5">Pasajeros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7">Función del requerimiento: <text:s/><text:span text:style-name="T2">Permitir que el </text:span><text:span text:style-name="T6">pasajero</text:span><text:span text:style-name="T2"> usando el número de tiquete pueda consultar información relacionada con la solicitud que realizó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4.7</text:p>
          </table:table-cell>
        </table:table-row>
        <table:table-row>
          <table:table-cell table:style-name="Tabla7.A2" office:value-type="string">
            <text:p text:style-name="P5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5">Tipo de requerimiento</text:p>
          </table:table-cell>
          <table:table-cell table:style-name="Tabla7.D2" office:value-type="string">
            <text:p text:style-name="P8">Funcional</text:p>
          </table:table-cell>
        </table:table-row>
        <text:soft-page-break/>
        <table:table-row>
          <table:table-cell table:style-name="Tabla7.A2" office:value-type="string">
            <text:p text:style-name="P5">Creado por</text:p>
          </table:table-cell>
          <table:table-cell table:style-name="Tabla7.A2" office:value-type="string">
            <text:p text:style-name="Standard">Felipe Varga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Standard">09 Septiembre 2011</text:p>
          </table:table-cell>
        </table:table-row>
        <table:table-row>
          <table:table-cell table:style-name="Tabla7.A2" office:value-type="string">
            <text:p text:style-name="P5">Actualiz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>12 Septiembre 2011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D2" table:number-columns-spanned="3" office:value-type="string">
            <text:p text:style-name="P9">El sistema debe de permitir que el <text:span text:style-name="T5">paajero</text:span> registrado usando el número de tiquete recibido al realizar una solicitud, pueda consultar la información relacionada con dicha solicitud, los datos que puede consultar son: la fecha de reclamo, el motivo , la estación donde se generó la solicitud, las medidas tomadas por el <text:span text:style-name="T5">Operario</text:span> de la estación y estado de la solicitud. Esta consulta la puede realizar en una estación o a través de internet. 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entrada</text:p>
          </table:table-cell>
          <table:table-cell table:style-name="Tabla7.D2" table:number-columns-spanned="3" office:value-type="string">
            <text:p text:style-name="P9">El <text:span text:style-name="T5">Pasajero</text:span> que este realizando la operación debe de suministrar el número de tiquete para realizar la consul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salida</text:p>
          </table:table-cell>
          <table:table-cell table:style-name="Tabla7.D2" table:number-columns-spanned="3" office:value-type="string">
            <text:p text:style-name="P11">El sistema deberá mostrar una ventana con la información concerniente a su solicitud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sultados esperados</text:p>
          </table:table-cell>
          <table:table-cell table:style-name="Tabla7.D2" table:number-columns-spanned="3" office:value-type="string">
            <text:p text:style-name="P11">El sistema deberá realizar consultas a la base de datos para obtener toda la información relacionada con la solicitud realizada por el <text:span text:style-name="T5">Pasajero</text:span> y mostrarla al usuario de manera organiz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Origen</text:p>
          </table:table-cell>
          <table:table-cell table:style-name="Tabla7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irigido a</text:p>
          </table:table-cell>
          <table:table-cell table:style-name="Tabla7.D2" table:number-columns-spanned="3" office:value-type="string">
            <text:p text:style-name="P11">Pasajeros registrado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Prioridad</text:p>
          </table:table-cell>
          <table:table-cell table:style-name="Tabla7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querimientos asociados</text:p>
          </table:table-cell>
          <table:table-cell table:style-name="Tabla7.D2" table:number-columns-spanned="3" office:value-type="string">
            <text:p text:style-name="P10">3.4.2</text:p>
            <text:p text:style-name="P10">3.4.4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6">Precondiciones</text:p>
          </table:table-cell>
          <table:table-cell table:style-name="Tabla7.D2" table:number-columns-spanned="3" office:value-type="string">
            <text:p text:style-name="P11">Haberse registrado una solicitud y que esta tenga asociado el número de tiquete que el <text:span text:style-name="T5">Pasajero</text:span> ingresa como criterio de búsque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Poscondiciones</text:p>
          </table:table-cell>
          <table:table-cell table:style-name="Tabla7.D2" table:number-columns-spanned="3" office:value-type="string">
            <text:p text:style-name="P11">Información organizada mostrada al <text:span text:style-name="T5">Pasajero</text:span> obtenida de la consultas a la base de dato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Criterio de aceptación</text:p>
          </table:table-cell>
          <table:table-cell table:style-name="Tabla7.D2" table:number-columns-spanned="3" office:value-type="string">
            <text:p text:style-name="P11">El requerimiento es aceptado si un usuario puede consultar información de alguna solicitud realizada usando su numero de tiquete.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7:49:14</meta:creation-date>
    <dc:date>2011-09-14T23:01:37</dc:date>
    <dc:creator>Cristian Lopez</dc:creator>
    <meta:editing-duration>PT5H59M2S</meta:editing-duration>
    <meta:editing-cycles>11</meta:editing-cycles>
    <meta:generator>LibreOffice/3.3$Unix LibreOffice_project/330m19$Build-301</meta:generator>
    <meta:document-statistic meta:table-count="7" meta:image-count="0" meta:object-count="0" meta:page-count="6" meta:paragraph-count="263" meta:word-count="1759" meta:character-count="11308"/>
  </office:meta>
</office:document-meta>
</file>